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efinition.ge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finitio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finition.equals( FieldDefinition fieldd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Definition.setType( int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eldDefinition.FieldDefinition( String name , int type , boolean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Definition.FieldDefinition( String name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finition.stringTotype( String ty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Definition.setStore( boolean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finition.equal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Definition.create( String name , int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eldDefin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Definition.FieldDefinition( String name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finition.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fini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